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had come with the intention of attending the morning classes —you seemed to have forgotten that somewhere at home. Instead, you had something else in your minds: a plan.</text:p>
      <text:p text:style-name="Normal">Its first phase consisted in waltzing in through the main gate, greet a passing professor like the good students you were, then merrily make your way up the stairs that led to your classroom and reach its door, and walk right past it. Your timing was fortunate: since it was recess, despite there being lots of people out and about, no one thought much of wandering students. However, your luck ran out when you reached the stairwell at the other end of the corridor, as the bell signalled the end of recess. <text:span text:style-name="T1">Good thing I’d accounted for this,</text:span> she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was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was less of an explanation and more self-affirmation,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alone isn’t enoug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also become so much sharper that it surprised even herself: at some point, you two were going down a long hallway when out of nowhere she pulled you into an empty classroom and half-closed the door behind her. Not a minute later, the janitor whistled by. Another time, near the end, as you were taking the stairs to the administrative floor she suddenly motioned you to stop; only then did you hear the footsteps of someone coming down from right above, making you both quickly glide down a couple flights of stairs.</text:p>
      <text:p text:style-name="Normal">Somehow though, neither of these scares felt unpleasant. She would even go so far as to say that they were fun, and, whenever she exchanged looks with you, she could tell you felt the same. So, it was almost a shame when your little odyssey finally came to an end, as you reached the door that led to the rooftop.</text:p>
      <text:p text:style-name="Normal">Only, as you remarked...</text:p>
      <text:p text:style-name="Normal">“It’s locked,” with a lock and chain at that, “after we came all the way here...” </text:p>
      <text:p text:style-name="Normal">“It is,” she reached for the padlock, “unless I decide it isn’t,” and, with nothing more than her bare hands, she opened it like it was a can of tuna.</text:p>
      <text:p text:style-name="Normal">“... Huh?!”</text:p>
      <text:p text:style-name="Normal">“Ta-da! How did you like my magic trick?” every last atom of smugness and cheekiness in her body had naturally concentrated in her smile, but even all of it couldn’t erase the astonishment (and that hint of admiration she didn’t miss) from your face.</text:p>
      <text:p text:style-name="Normal">“... That was actually pretty cool. You’ll have to tell me how you did it.”</text:p>
      <text:p text:style-name="Normal">And so, with heavy chains fallen at her feet and a compliment engraved in her heart, she pushed open the door, and a bright blue sky spread before her.</text:p>
      <text:p text:style-name="Normal"/>
      <text:p text:style-name="Normal">And yet somehow, doing the exact same thing today only deepened the loneliness. <text:span text:style-name="T1">That’s weird... Maybe something’s wrong with the world today.</text:span> Nonetheless, every step forward was one away from that world and into her own, and the transition was complete when the door, the only connection between these two universes, closed itself behind her.</text:p>
      <text:p text:style-name="Normal"/>
      <text:p text:style-name="P1">••• •••</text:p>
      <text:p text:style-name="P1">Node 6: Rain</text:p>
      <text:p text:style-name="Normal"/>
      <text:p text:style-name="Normal">The concrete felt hard and cold against her back, but the sky was as wide as ever. She liked to lie down on the rooftop, and she didn’t care to figure out why. All she knew was that she could do it, and there’d be no one to judge her for it.</text:p>
      <text:p text:style-name="Normal"><text:span text:style-name="T5">I don’t count? </text:span><text:span text:style-name="T6">The question naturally formed itself.</text:span></text:p>
      <text:p text:style-name="Normal"><text:span text:style-name="T6">“Mm...” The girl in the mirror was, hands down, her harshest critic, but “you’d never tell me off for this.”</text:span></text:p>
      <text:p text:style-name="Normal"><text:span text:style-name="T6">The clouds floated ever so slowly in their upside-down sea, and she couldn’t help but imagine what it would be like to sit down on one of them, to join them in their tranquil voyage around the globe.</text:span></text:p>
      <text:p text:style-name="Normal"><text:span text:style-name="T5">We’ve been coming here less and less often, lately. Excluding yesterday, we haven’t been here in a while. Was there something we wanted to do?</text:span></text:p>
      <text:p text:style-name="Normal"><text:span text:style-name="T6">“Not particularly. I don’t need a reason to be here.”</text:span></text:p>
      <text:p text:style-name="Normal"><text:span text:style-name="T6">While that was true, she did have on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